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65cm" svg:height="1cm" svg:x="2.25cm" svg:y="2.5cm">
          <text:p text:style-name="P1"><text:span text:style-name="T1">PersonImplBase</text:span></text:p>
        </draw:rect>
        <draw:rect draw:style-name="gr1" draw:text-style-name="P2" draw:layer="layout" svg:width="3.75cm" svg:height="1cm" svg:x="2.25cm" svg:y="5cm">
          <text:p text:style-name="P1"><text:span text:style-name="T1">Person</text:span></text:p>
        </draw:rect>
        <draw:custom-shape draw:style-name="gr2" draw:text-style-name="P3" draw:layer="layout" svg:width="0.5cm" svg:height="0.5cm" svg:x="4cm" svg:y="3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4.25cm" svg:y1="4cm" svg:x2="4.25cm" svg:y2="5cm">
          <text:p/>
        </draw:line>
        <draw:custom-shape draw:style-name="gr4" draw:text-style-name="P4" draw:layer="layout" svg:width="4.5cm" svg:height="1.25cm" svg:x="7.5cm" svg:y="1.5cm">
          <text:p text:style-name="P1"><text:span text:style-name="T2">Contains all generated code </text:span></text:p>
          <draw:enhanced-geometry svg:viewBox="0 0 21600 21600" draw:text-areas="800 800 20800 20800" draw:type="round-rectangular-callout" draw:modifiers="-6915.26327482782 27090.6474820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.5cm" svg:height="1.25cm" svg:x="7.5cm" svg:y="4cm">
          <text:p text:style-name="P1"><text:span text:style-name="T2">Empty class in which handwritten code is added</text:span></text:p>
          <draw:enhanced-geometry svg:viewBox="0 0 21600 21600" draw:text-areas="800 800 20800 20800" draw:type="round-rectangular-callout" draw:modifiers="-5764.18832939466 26848.9208633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4.5cm" svg:height="1.25cm" svg:x="8.5cm" svg:y="7.25cm">
          <text:p text:style-name="P1"><text:span text:style-name="T2">Only generated if it is not there yet</text:span></text:p>
          <draw:enhanced-geometry svg:viewBox="0 0 21600 21600" draw:text-areas="800 800 20800 20800" draw:type="round-rectangular-callout" draw:modifiers="-12985.9142412797 -20097.84172661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Jos Warmer</meta:initial-creator>
    <meta:creation-date>2008-07-21T10:07:43</meta:creation-date>
    <dc:creator>Jos Warmer</dc:creator>
    <dc:date>2008-07-21T13:46:23</dc:date>
    <meta:editing-cycles>5</meta:editing-cycles>
    <meta:editing-duration>PT41M45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